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2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2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3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3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0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2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4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4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6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8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0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5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2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4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6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5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8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0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2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6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4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6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6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8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0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2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4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6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8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0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8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2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4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8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6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8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8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0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2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4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95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97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8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9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01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2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0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fo:font-style="italic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fo:font-style="italic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5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7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9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1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5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7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3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1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1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2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0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0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1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2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2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1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2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2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5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2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7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2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9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2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3" style:family="text">
      <style:text-properties fo:font-size="8.00pt" fo:font-weight="normal" fo:font-family="'Courier New'" style:font-family-asian="'Courier New'" style:font-family-complex="'Courier New'" fo:background-color="#f0d8a8" fo:color="#6a3e3e"/>
    </style:style>
    <style:style style:name="T2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7" style:family="text">
      <style:text-properties fo:font-size="8.00pt" fo:font-weight="normal" fo:font-family="'Courier New'" style:font-family-asian="'Courier New'" style:font-family-complex="'Courier New'" fo:background-color="#f0d8a8" fo:color="#6a3e3e"/>
    </style:style>
    <style:style style:name="T2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9" style:family="text">
      <style:text-properties fo:font-size="8.00pt" fo:font-weight="normal" fo:font-family="'Courier New'" style:font-family-asian="'Courier New'" style:font-family-complex="'Courier New'" fo:background-color="#d4d4d4" fo:color="#6a3e3e"/>
    </style:style>
    <style:style style:name="T2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7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2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0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7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30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9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3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3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1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3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3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5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33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7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3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9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3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7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3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7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3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9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0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0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4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1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1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1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1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1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21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4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2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25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27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2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3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3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3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3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3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3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4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4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4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4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49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4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5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5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5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5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5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6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6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6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6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6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7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7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7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7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7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8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8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8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8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8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9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9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9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9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9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0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0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0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0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07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50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0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1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1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1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17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5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19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5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2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2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5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5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5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4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5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5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5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5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5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6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6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6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6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6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7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1" style:family="text">
      <style:text-properties fo:font-size="6.00pt" fo:font-weight="normal" fo:font-family="'Courier New'" style:font-family-asian="'Courier New'" style:font-family-complex="'Courier New'" fo:background-color="#f0d8a8" fo:color="#6a3e3e"/>
    </style:style>
    <style:style style:name="T57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7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5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57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7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57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9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58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8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8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5" style:family="text">
      <style:text-properties fo:font-size="6.00pt" fo:font-weight="normal" fo:font-family="'Courier New'" style:font-family-asian="'Courier New'" style:font-family-complex="'Courier New'" fo:background-color="#d4d4d4" fo:color="#6a3e3e"/>
    </style:style>
    <style:style style:name="T58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7" style:family="text">
      <style:text-properties fo:font-size="6.00pt" fo:font-weight="normal" fo:font-family="'Courier New'" style:font-family-asian="'Courier New'" style:font-family-complex="'Courier New'" fo:background-color="#d4d4d4" fo:color="#6a3e3e"/>
    </style:style>
    <style:style style:name="T58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9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59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1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59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3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59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5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59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9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9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0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5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0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9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1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1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1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5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1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1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2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2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2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23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62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25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62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2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2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2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3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3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3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33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3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3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3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3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3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39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4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4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4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43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4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4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4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4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4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49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5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5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5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5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5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5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5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57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65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59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66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6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6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6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6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6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6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69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7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7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7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7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7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75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7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7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7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79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8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8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8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8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8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85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68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8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8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8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9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9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9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93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69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95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69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9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9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9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0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0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0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0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0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0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0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0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0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0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1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1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1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1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1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1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1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1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1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1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2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2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2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2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2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3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3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3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3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3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4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4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4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4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4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5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5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5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5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5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6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6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6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6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6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7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7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3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77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7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7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9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0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0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0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0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0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1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1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1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1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1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2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2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2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2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2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4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1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84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4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4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4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5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5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5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5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5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6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6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6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5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86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6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9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87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7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7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7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8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8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8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8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8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5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89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0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0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0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0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7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0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1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1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1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1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1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9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3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5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7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8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9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40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1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4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9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4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9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1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9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justify"/>
    </style:style>
    <style:style style:name="P61" style:family="paragraph">
      <style:paragraph-properties fo:line-height="100.00%" fo:text-align="justify"/>
    </style:style>
  </office:automatic-styles>
  <office:body>
    <office:text>
      <text:p text:style-name="P1"><text:span text:style-name="T1">N584 – Projeto e Análise de Algoritmos</text:span></text:p>
      <text:p text:style-name="P2"><text:span text:style-name="T1">Prof. Napoleão Nepomuceno</text:span></text:p>
      <text:p text:style-name="P2"><text:span text:style-name="T2"/></text:p>
      <text:p text:style-name="P3"><text:span text:style-name="T3">Atividade Computacional I</text:span></text:p>
      <text:p text:style-name="P4"><text:span text:style-name="T4"/></text:p>
      <text:p text:style-name="P4"><text:span text:style-name="T5">Exercício 1</text:span></text:p>
      <text:p text:style-name="P4"><text:span text:style-name="T6"/></text:p>
      <text:p text:style-name="P4"><text:span text:style-name="T7">Passo 1:</text:span><text:span text:style-name="T8"><text:s/>Implementar o seguinte código em Java ou equivalente em outra linguagem de programação.</text:span></text:p>
      <text:p text:style-name="P4"><text:span text:style-name="T9"/></text:p>
      <text:p text:style-name="P5"><text:span text:style-name="T10">import</text:span><text:span text:style-name="T11"><text:s/>java.util.Scanner;</text:span></text:p>
      <text:p text:style-name="P6"><text:span text:style-name="T12">public</text:span><text:span text:style-name="T13"><text:s/></text:span><text:span text:style-name="T14">class</text:span><text:span text:style-name="T15"><text:s/>Linear {</text:span></text:p>
      <text:p text:style-name="P6"><text:span text:style-name="T15"><text:tab/></text:span><text:span text:style-name="T16">public</text:span><text:span text:style-name="T17"><text:s/></text:span><text:span text:style-name="T18">static</text:span><text:span text:style-name="T19"><text:s/></text:span><text:span text:style-name="T20">void</text:span><text:span text:style-name="T21"><text:s/>main(String[]<text:s/></text:span><text:span text:style-name="T22">args</text:span><text:span text:style-name="T23">) {</text:span></text:p>
      <text:p text:style-name="P6"><text:span text:style-name="T23"><text:tab/><text:tab/>Scanner<text:s/></text:span><text:span text:style-name="T24">scanner</text:span><text:span text:style-name="T25"><text:s/>=<text:s/></text:span><text:span text:style-name="T26">new</text:span><text:span text:style-name="T27"><text:s/>Scanner(System.</text:span><text:span text:style-name="T28">in</text:span><text:span text:style-name="T29">);</text:span></text:p>
      <text:p text:style-name="P6"><text:span text:style-name="T29"><text:tab/><text:tab/>System.</text:span><text:span text:style-name="T30">out</text:span><text:span text:style-name="T31">.print(</text:span><text:span text:style-name="T32">"Informe o valor de n: "</text:span><text:span text:style-name="T33">);</text:span></text:p>
      <text:p text:style-name="P6"><text:span text:style-name="T33"><text:tab/><text:tab/></text:span><text:span text:style-name="T34">long</text:span><text:span text:style-name="T35"><text:s/></text:span><text:span text:style-name="T36">n</text:span><text:span text:style-name="T37"><text:s/>=<text:s/></text:span><text:span text:style-name="T38">scanner</text:span><text:span text:style-name="T39">.nextLong();</text:span></text:p>
      <text:p text:style-name="P6"><text:span text:style-name="T39"><text:tab/><text:tab/></text:span><text:span text:style-name="T40">scanner</text:span><text:span text:style-name="T41">.close();</text:span></text:p>
      <text:p text:style-name="P6"><text:span text:style-name="T41"><text:tab/><text:tab/>System.</text:span><text:span text:style-name="T42">out</text:span><text:span text:style-name="T43">.printf(</text:span><text:span text:style-name="T44">"%20s%30s%30s\n"</text:span><text:span text:style-name="T45">,</text:span><text:span text:style-name="T46">"n"</text:span><text:span text:style-name="T47">,<text:s/></text:span><text:span text:style-name="T48">"solucao"</text:span><text:span text:style-name="T49">,<text:s/></text:span><text:span text:style-name="T50">"tempo"</text:span><text:span text:style-name="T51">);</text:span></text:p>
      <text:p text:style-name="P6"><text:span text:style-name="T51"><text:tab/><text:tab/></text:span><text:span text:style-name="T52">double</text:span><text:span text:style-name="T53"><text:s/></text:span><text:span text:style-name="T54">inicio</text:span><text:span text:style-name="T55"><text:s/>= System.</text:span><text:span text:style-name="T56">currentTimeMillis</text:span><text:span text:style-name="T57">();</text:span></text:p>
      <text:p text:style-name="P6"><text:span text:style-name="T57"><text:tab/><text:tab/></text:span><text:span text:style-name="T58">double</text:span><text:span text:style-name="T59"><text:s/></text:span><text:span text:style-name="T60">soma</text:span><text:span text:style-name="T61"><text:s/>= 0;</text:span></text:p>
      <text:p text:style-name="P6"><text:span text:style-name="T61"><text:tab/><text:tab/></text:span><text:span text:style-name="T62">for</text:span><text:span text:style-name="T63"><text:s/>(</text:span><text:span text:style-name="T64">long</text:span><text:span text:style-name="T65"><text:s/></text:span><text:span text:style-name="T66">i</text:span><text:span text:style-name="T67"><text:s/>= 1;<text:s/></text:span><text:span text:style-name="T68">i</text:span><text:span text:style-name="T69"><text:s/>&lt;=<text:s/></text:span><text:span text:style-name="T70">n</text:span><text:span text:style-name="T71">;<text:s/></text:span><text:span text:style-name="T72">i</text:span><text:span text:style-name="T73">++) {</text:span></text:p>
      <text:p text:style-name="P6"><text:span text:style-name="T73"><text:tab/><text:tab/><text:tab/></text:span><text:span text:style-name="T74">soma</text:span><text:span text:style-name="T75"><text:s/>=<text:s/></text:span><text:span text:style-name="T76">soma</text:span><text:span text:style-name="T77"><text:s/>+<text:s/></text:span><text:span text:style-name="T78">i</text:span><text:span text:style-name="T79">;</text:span></text:p>
      <text:p text:style-name="P7"><text:span text:style-name="T79"><text:tab/><text:tab/>}</text:span></text:p>
      <text:p text:style-name="P8"><text:span text:style-name="T79"><text:tab/><text:tab/></text:span><text:span text:style-name="T80">double</text:span><text:span text:style-name="T81"><text:s/></text:span><text:span text:style-name="T82">fim</text:span><text:span text:style-name="T83"><text:s/>= System.</text:span><text:span text:style-name="T84">currentTimeMillis</text:span><text:span text:style-name="T85">();</text:span></text:p>
      <text:p text:style-name="P8"><text:span text:style-name="T85"><text:tab/><text:tab/></text:span><text:span text:style-name="T86">double</text:span><text:span text:style-name="T87"><text:s/></text:span><text:span text:style-name="T88">tempo</text:span><text:span text:style-name="T89"><text:s/>=<text:s/></text:span><text:span text:style-name="T90">fim</text:span><text:span text:style-name="T91"><text:s/>-<text:s/></text:span><text:span text:style-name="T92">inicio</text:span><text:span text:style-name="T93">;</text:span></text:p>
      <text:p text:style-name="P8"><text:span text:style-name="T93"><text:tab/><text:tab/>System.</text:span><text:span text:style-name="T94">out</text:span><text:span text:style-name="T95">.printf(</text:span><text:span text:style-name="T96">"%20d%30.0f%30.0f\n"</text:span><text:span text:style-name="T97">,<text:s/></text:span><text:span text:style-name="T98">n</text:span><text:span text:style-name="T99">,<text:s/></text:span><text:span text:style-name="T100">soma</text:span><text:span text:style-name="T101">,<text:s/></text:span><text:span text:style-name="T102">tempo</text:span><text:span text:style-name="T103">);</text:span></text:p>
      <text:p text:style-name="P9"><text:span text:style-name="T103"><text:tab/>}</text:span></text:p>
      <text:p text:style-name="P9"><text:span text:style-name="T103">}</text:span></text:p>
      <text:p text:style-name="P10"><text:span text:style-name="T104"/></text:p>
      <text:p text:style-name="P11"><text:span text:style-name="T105">Passo 2:</text:span><text:span text:style-name="T106"><text:s/>Executar o código 3 vezes para cada valor de<text:s/></text:span><text:span text:style-name="T107">n</text:span><text:span text:style-name="T108"><text:s/>= 1.000, 1.000.000, 1.000.000.000. Para cada execução, preencher o resultado na planilha disponibilizada.</text:span></text:p>
      <text:p text:style-name="P11"><text:span text:style-name="T109"/></text:p>
      <text:p text:style-name="P11"><text:span text:style-name="T110">Passo 3:</text:span><text:span text:style-name="T111"><text:s/>Explicar porque o tempo de execução cresce à medida que o valor de<text:s/></text:span><text:span text:style-name="T112">n</text:span><text:span text:style-name="T113"><text:s/>cresce.</text:span></text:p>
      <text:p text:style-name="P11"><text:span text:style-name="T113"><text:tab/></text:span><text:span text:style-name="T114">Pois a instância criada pelo algoritmo é dependente de<text:s/></text:span><text:span text:style-name="T115">n</text:span><text:span text:style-name="T116">. O tempo de execução, nesse algoritomo, é diretamente proporcional ao valor de<text:s/></text:span><text:span text:style-name="T117">n</text:span><text:span text:style-name="T118">, porque o algoritmo executa n instruções.</text:span><text:span text:style-name="T119"/></text:p>
      <text:p text:style-name="P11"><text:span text:style-name="T120"/></text:p>
      <text:p text:style-name="P11"><text:span text:style-name="T121">Passo 4:</text:span><text:span text:style-name="T122"><text:s/>Explicar porque o tempo de execução varia mesmo para valores de<text:s/></text:span><text:span text:style-name="T123">n</text:span><text:span text:style-name="T124"><text:s/>iguais.</text:span></text:p>
      <text:p text:style-name="P11"><text:span text:style-name="T124"><text:tab/></text:span><text:span text:style-name="T125">Pois mesmo sendo executado no mesmo computador, o status do computador é variante. O S.O pode ter dado prioridade para outro processo enquanto o algoritmo estava rodando.</text:span></text:p>
      <text:p text:style-name="P11"><text:span text:style-name="T126"/></text:p>
      <text:p text:style-name="P11"><text:span text:style-name="T127">Passo 5:</text:span><text:span text:style-name="T128"><text:s/>Tente executar o código para o valor de<text:s/></text:span><text:span text:style-name="T129">n</text:span><text:span text:style-name="T130"><text:s/>= 1.000.000.000.000. O que acontece?</text:span></text:p>
      <text:p text:style-name="P11"><text:span text:style-name="T130"><text:tab/></text:span><text:span text:style-name="T131">Foi interrompido em torno de 5 minutos sem conclusão.</text:span><text:span text:style-name="T132"/></text:p>
      <text:p text:style-name="P11"><text:span text:style-name="T133"/></text:p>
      <text:p text:style-name="P11"><text:span text:style-name="T134">Passo 6:</text:span><text:span text:style-name="T135"><text:s/>Implementar o seguinte código em Java ou equivalente em outra linguagem de programação.</text:span></text:p>
      <text:p text:style-name="P11"><text:span text:style-name="T136"/></text:p>
      <text:p text:style-name="P12"><text:span text:style-name="T137">import</text:span><text:span text:style-name="T138"><text:s/>java.util.Scanner;</text:span></text:p>
      <text:p text:style-name="P13"><text:span text:style-name="T139">public</text:span><text:span text:style-name="T140"><text:s/></text:span><text:span text:style-name="T141">class</text:span><text:span text:style-name="T142"><text:s/>Constante {</text:span></text:p>
      <text:p text:style-name="P13"><text:span text:style-name="T142"><text:tab/></text:span><text:span text:style-name="T143">public</text:span><text:span text:style-name="T144"><text:s/></text:span><text:span text:style-name="T145">static</text:span><text:span text:style-name="T146"><text:s/></text:span><text:span text:style-name="T147">void</text:span><text:span text:style-name="T148"><text:s/>main(String[]<text:s/></text:span><text:span text:style-name="T149">args</text:span><text:span text:style-name="T150">) {</text:span></text:p>
      <text:p text:style-name="P13"><text:span text:style-name="T150"><text:tab/><text:tab/>Scanner<text:s/></text:span><text:span text:style-name="T151">scanner</text:span><text:span text:style-name="T152"><text:s/>=<text:s/></text:span><text:span text:style-name="T153">new</text:span><text:span text:style-name="T154"><text:s/>Scanner(System.</text:span><text:span text:style-name="T155">in</text:span><text:span text:style-name="T156">);</text:span></text:p>
      <text:p text:style-name="P13"><text:span text:style-name="T156"><text:tab/><text:tab/>System.</text:span><text:span text:style-name="T157">out</text:span><text:span text:style-name="T158">.print(</text:span><text:span text:style-name="T159">"Informe o valor de n: "</text:span><text:span text:style-name="T160">);</text:span></text:p>
      <text:p text:style-name="P13"><text:span text:style-name="T160"><text:tab/><text:tab/></text:span><text:span text:style-name="T161">long</text:span><text:span text:style-name="T162"><text:s/></text:span><text:span text:style-name="T163">n</text:span><text:span text:style-name="T164"><text:s/>=<text:s/></text:span><text:span text:style-name="T165">scanner</text:span><text:span text:style-name="T166">.nextLong();</text:span></text:p>
      <text:p text:style-name="P13"><text:span text:style-name="T166"><text:tab/><text:tab/></text:span><text:span text:style-name="T167">scanner</text:span><text:span text:style-name="T168">.close();</text:span></text:p>
      <text:p text:style-name="P13"><text:span text:style-name="T168"><text:tab/><text:tab/>System.</text:span><text:span text:style-name="T169">out</text:span><text:span text:style-name="T170">.printf(</text:span><text:span text:style-name="T171">"%20s%30s%30s\n"</text:span><text:span text:style-name="T172">,</text:span><text:span text:style-name="T173">"n"</text:span><text:span text:style-name="T174">,<text:s/></text:span><text:span text:style-name="T175">"solucao"</text:span><text:span text:style-name="T176">,<text:s/></text:span><text:span text:style-name="T177">"tempo"</text:span><text:span text:style-name="T178">);</text:span></text:p>
      <text:p text:style-name="P13"><text:span text:style-name="T178"><text:tab/><text:tab/></text:span><text:span text:style-name="T179">double</text:span><text:span text:style-name="T180"><text:s/></text:span><text:span text:style-name="T181">inicio</text:span><text:span text:style-name="T182"><text:s/>= System.</text:span><text:span text:style-name="T183">currentTimeMillis</text:span><text:span text:style-name="T184">();</text:span></text:p>
      <text:p text:style-name="P13"><text:span text:style-name="T184"><text:tab/><text:tab/></text:span><text:span text:style-name="T185">double</text:span><text:span text:style-name="T186"><text:s/></text:span><text:span text:style-name="T187">soma</text:span><text:span text:style-name="T188"><text:s/>=<text:s/></text:span><text:span text:style-name="T189">n</text:span><text:span text:style-name="T190">;</text:span></text:p>
      <text:p text:style-name="P13"><text:span text:style-name="T190"><text:tab/><text:tab/></text:span><text:span text:style-name="T191">soma</text:span><text:span text:style-name="T192"><text:s/>=<text:s/></text:span><text:span text:style-name="T193">soma</text:span><text:span text:style-name="T194"><text:s/>* (</text:span><text:span text:style-name="T195">n</text:span><text:span text:style-name="T196">+1) / 2;</text:span></text:p>
      <text:p text:style-name="P13"><text:span text:style-name="T196"><text:tab/><text:tab/></text:span><text:span text:style-name="T197">double</text:span><text:span text:style-name="T198"><text:s/></text:span><text:span text:style-name="T199">fim</text:span><text:span text:style-name="T200"><text:s/>= System.</text:span><text:span text:style-name="T201">currentTimeMillis</text:span><text:span text:style-name="T202">();</text:span></text:p>
      <text:p text:style-name="P13"><text:span text:style-name="T202"><text:tab/><text:tab/></text:span><text:span text:style-name="T203">double</text:span><text:span text:style-name="T204"><text:s/></text:span><text:span text:style-name="T205">tempo</text:span><text:span text:style-name="T206"><text:s/>=<text:s/></text:span><text:span text:style-name="T207">fim</text:span><text:span text:style-name="T208"><text:s/>-<text:s/></text:span><text:span text:style-name="T209">inicio</text:span><text:span text:style-name="T210">;</text:span></text:p>
      <text:p text:style-name="P13"><text:span text:style-name="T210"><text:tab/><text:tab/>System.</text:span><text:span text:style-name="T211">out</text:span><text:span text:style-name="T212">.printf(</text:span><text:span text:style-name="T213">"%20d%30.0f%30.0f\n"</text:span><text:span text:style-name="T214">,<text:s/></text:span><text:span text:style-name="T215">n</text:span><text:span text:style-name="T216">,<text:s/></text:span><text:span text:style-name="T217">soma</text:span><text:span text:style-name="T218">,<text:s/></text:span><text:span text:style-name="T219">tempo</text:span><text:span text:style-name="T220">);</text:span></text:p>
      <text:p text:style-name="P14"><text:span text:style-name="T220"><text:tab/>}</text:span></text:p>
      <text:p text:style-name="P14"><text:span text:style-name="T220">}</text:span></text:p>
      <text:p text:style-name="P15"><text:span text:style-name="T221"/></text:p>
      <text:p text:style-name="P16"><text:span text:style-name="T222">Passo 7:</text:span><text:span text:style-name="T223"><text:s/>Executar o código para<text:s/></text:span><text:span text:style-name="T224">n</text:span><text:span text:style-name="T225"><text:s/>= 1.000, 1.000.000, 1.000.000.000, 1.000.000.000.000. Para cada execução, preencher o resultado na planilha disponibilizada.</text:span></text:p>
      <text:p text:style-name="P16"><text:span text:style-name="T226"/></text:p>
      <text:p text:style-name="P16"><text:span text:style-name="T227">Passo 8:</text:span><text:span text:style-name="T228"><text:s/>Explicar porque o tempo de execução não cresce mesmo quando o valor de<text:s/></text:span><text:span text:style-name="T229">n</text:span><text:span text:style-name="T230"><text:s/>cresce.</text:span></text:p>
      <text:p text:style-name="P16"><text:span text:style-name="T231"><text:tab/></text:span><text:span text:style-name="T232">Pois o algoritmo executa apenas uma instrução para fazer o cálculo.</text:span><text:span text:style-name="T233"/></text:p>
      <text:p text:style-name="P16"><text:span text:style-name="T233"><text:tab/></text:span></text:p>
      <text:p text:style-name="P16"><text:span text:style-name="T233"/></text:p>
      <text:p text:style-name="P16"><text:span text:style-name="T233"/></text:p>
      <text:p text:style-name="P16"><text:span text:style-name="T233"/></text:p>
      <text:p text:style-name="P16"><text:span text:style-name="T233"/></text:p>
      <text:p text:style-name="P16"><text:span text:style-name="T233"/></text:p>
      <text:p text:style-name="P16"><text:span text:style-name="T233"/></text:p>
      <text:p text:style-name="P16"><text:span text:style-name="T234">Exercício 2</text:span></text:p>
      <text:p text:style-name="P16"><text:span text:style-name="T235"/></text:p>
      <text:p text:style-name="P16"><text:span text:style-name="T236">Passo 1:</text:span><text:span text:style-name="T237"><text:s/>Implementar o seguinte código em Java ou equivalente em outra linguagem de programação e preencher o resultado na planilha disponibilizada.</text:span></text:p>
      <text:p text:style-name="P16"><text:span text:style-name="T238"/></text:p>
      <text:p text:style-name="P17"><text:span text:style-name="T239">public</text:span><text:span text:style-name="T240"><text:s/></text:span><text:span text:style-name="T241">class</text:span><text:span text:style-name="T242"><text:s/>Cogigo1 {</text:span></text:p>
      <text:p text:style-name="P18"><text:span text:style-name="T242"><text:tab/></text:span><text:span text:style-name="T243">public</text:span><text:span text:style-name="T244"><text:s/></text:span><text:span text:style-name="T245">static</text:span><text:span text:style-name="T246"><text:s/></text:span><text:span text:style-name="T247">void</text:span><text:span text:style-name="T248"><text:s/>main(String[]<text:s/></text:span><text:span text:style-name="T249">args</text:span><text:span text:style-name="T250">) {</text:span></text:p>
      <text:p text:style-name="P18"><text:span text:style-name="T250"><text:tab/><text:tab/>System.</text:span><text:span text:style-name="T251">out</text:span><text:span text:style-name="T252">.printf(</text:span><text:span text:style-name="T253">"%20s%30s\n"</text:span><text:span text:style-name="T254">,</text:span><text:span text:style-name="T255">"n"</text:span><text:span text:style-name="T256">,<text:s/></text:span><text:span text:style-name="T257">"tempo"</text:span><text:span text:style-name="T258">);</text:span></text:p>
      <text:p text:style-name="P18"><text:span text:style-name="T258"><text:tab/><text:tab/></text:span><text:span text:style-name="T259">for</text:span><text:span text:style-name="T260"><text:s/>(</text:span><text:span text:style-name="T261">int</text:span><text:span text:style-name="T262"><text:s/></text:span><text:span text:style-name="T263">inst</text:span><text:span text:style-name="T264"><text:s/>= 1;<text:s/></text:span><text:span text:style-name="T265">inst</text:span><text:span text:style-name="T266"><text:s/>&lt;= 50;<text:s/></text:span><text:span text:style-name="T267">inst</text:span><text:span text:style-name="T268">++) {</text:span></text:p>
      <text:p text:style-name="P18"><text:span text:style-name="T268"><text:tab/><text:tab/><text:tab/></text:span><text:span text:style-name="T269">long</text:span><text:span text:style-name="T270"><text:s/></text:span><text:span text:style-name="T271">n</text:span><text:span text:style-name="T272"><text:s/>= 1000000 *<text:s/></text:span><text:span text:style-name="T273">inst</text:span><text:span text:style-name="T274">;</text:span></text:p>
      <text:p text:style-name="P18"><text:span text:style-name="T274"><text:tab/><text:tab/><text:tab/></text:span><text:span text:style-name="T275">double</text:span><text:span text:style-name="T276"><text:s/></text:span><text:span text:style-name="T277">inicio</text:span><text:span text:style-name="T278"><text:s/>= System.</text:span><text:span text:style-name="T279">currentTimeMillis</text:span><text:span text:style-name="T280">();</text:span></text:p>
      <text:p text:style-name="P18"><text:span text:style-name="T280"><text:tab/><text:tab/><text:tab/></text:span><text:span text:style-name="T281">double</text:span><text:span text:style-name="T282"><text:s/></text:span><text:span text:style-name="T283">soma</text:span><text:span text:style-name="T284"><text:s/>=<text:s/></text:span><text:span text:style-name="T285">n</text:span><text:span text:style-name="T286">;</text:span></text:p>
      <text:p text:style-name="P18"><text:span text:style-name="T286"><text:tab/><text:tab/><text:tab/></text:span><text:span text:style-name="T287">soma</text:span><text:span text:style-name="T288"><text:s/>=<text:s/></text:span><text:span text:style-name="T289">soma</text:span><text:span text:style-name="T290"><text:s/>* (</text:span><text:span text:style-name="T291">n</text:span><text:span text:style-name="T292"><text:s/>+ 1) / 2;</text:span></text:p>
      <text:p text:style-name="P18"><text:span text:style-name="T292"><text:tab/><text:tab/><text:tab/></text:span><text:span text:style-name="T293">double</text:span><text:span text:style-name="T294"><text:s/></text:span><text:span text:style-name="T295">fim</text:span><text:span text:style-name="T296"><text:s/>= System.</text:span><text:span text:style-name="T297">currentTimeMillis</text:span><text:span text:style-name="T298">();</text:span></text:p>
      <text:p text:style-name="P18"><text:span text:style-name="T298"><text:tab/><text:tab/><text:tab/></text:span><text:span text:style-name="T299">double</text:span><text:span text:style-name="T300"><text:s/></text:span><text:span text:style-name="T301">tempo</text:span><text:span text:style-name="T302"><text:s/>=<text:s/></text:span><text:span text:style-name="T303">fim</text:span><text:span text:style-name="T304"><text:s/>-<text:s/></text:span><text:span text:style-name="T305">inicio</text:span><text:span text:style-name="T306">;</text:span></text:p>
      <text:p text:style-name="P18"><text:span text:style-name="T306"><text:tab/><text:tab/><text:tab/>System.</text:span><text:span text:style-name="T307">out</text:span><text:span text:style-name="T308">.printf(</text:span><text:span text:style-name="T309">"%20d%30.0f\n"</text:span><text:span text:style-name="T310">,<text:s/></text:span><text:span text:style-name="T311">n</text:span><text:span text:style-name="T312">,<text:s/></text:span><text:span text:style-name="T313">tempo</text:span><text:span text:style-name="T314">);</text:span></text:p>
      <text:p text:style-name="P19"><text:span text:style-name="T314"><text:tab/><text:tab/>}</text:span></text:p>
      <text:p text:style-name="P19"><text:span text:style-name="T314"><text:tab/>}</text:span></text:p>
      <text:p text:style-name="P19"><text:span text:style-name="T314">}</text:span></text:p>
      <text:p text:style-name="P20"><text:span text:style-name="T315"/></text:p>
      <text:p text:style-name="P21"><text:span text:style-name="T316">Passo 2:</text:span><text:span text:style-name="T317"><text:s/>Implementar o seguinte código em Java ou equivalente em outra linguagem de programação e preencher o resultado na planilha disponibilizada.</text:span></text:p>
      <text:p text:style-name="P21"><text:span text:style-name="T318"/></text:p>
      <text:p text:style-name="P22"><text:span text:style-name="T319">public</text:span><text:span text:style-name="T320"><text:s/></text:span><text:span text:style-name="T321">class</text:span><text:span text:style-name="T322"><text:s/>Codigo2 {</text:span></text:p>
      <text:p text:style-name="P23"><text:span text:style-name="T322"><text:tab/></text:span><text:span text:style-name="T323">public</text:span><text:span text:style-name="T324"><text:s/></text:span><text:span text:style-name="T325">static</text:span><text:span text:style-name="T326"><text:s/></text:span><text:span text:style-name="T327">void</text:span><text:span text:style-name="T328"><text:s/>main(String[]<text:s/></text:span><text:span text:style-name="T329">args</text:span><text:span text:style-name="T330">) {</text:span></text:p>
      <text:p text:style-name="P23"><text:span text:style-name="T330"><text:tab/><text:tab/>System.</text:span><text:span text:style-name="T331">out</text:span><text:span text:style-name="T332">.printf(</text:span><text:span text:style-name="T333">"%20s%30s\n"</text:span><text:span text:style-name="T334">,</text:span><text:span text:style-name="T335">"n"</text:span><text:span text:style-name="T336">,<text:s/></text:span><text:span text:style-name="T337">"tempo"</text:span><text:span text:style-name="T338">);</text:span></text:p>
      <text:p text:style-name="P23"><text:span text:style-name="T338"><text:tab/><text:tab/></text:span><text:span text:style-name="T339">for</text:span><text:span text:style-name="T340"><text:s/>(</text:span><text:span text:style-name="T341">int</text:span><text:span text:style-name="T342"><text:s/></text:span><text:span text:style-name="T343">inst</text:span><text:span text:style-name="T344"><text:s/>= 1;<text:s/></text:span><text:span text:style-name="T345">inst</text:span><text:span text:style-name="T346"><text:s/>&lt;= 50;<text:s/></text:span><text:span text:style-name="T347">inst</text:span><text:span text:style-name="T348">++) {</text:span></text:p>
      <text:p text:style-name="P23"><text:span text:style-name="T348"><text:tab/><text:tab/><text:tab/></text:span><text:span text:style-name="T349">long</text:span><text:span text:style-name="T350"><text:s/></text:span><text:span text:style-name="T351">n</text:span><text:span text:style-name="T352"><text:s/>= 1000000 *<text:s/></text:span><text:span text:style-name="T353">inst</text:span><text:span text:style-name="T354">;</text:span></text:p>
      <text:p text:style-name="P23"><text:span text:style-name="T354"><text:tab/><text:tab/><text:tab/></text:span><text:span text:style-name="T355">double</text:span><text:span text:style-name="T356"><text:s/></text:span><text:span text:style-name="T357">inicio</text:span><text:span text:style-name="T358"><text:s/>= System.</text:span><text:span text:style-name="T359">currentTimeMillis</text:span><text:span text:style-name="T360">();</text:span></text:p>
      <text:p text:style-name="P23"><text:span text:style-name="T360"><text:tab/><text:tab/><text:tab/></text:span><text:span text:style-name="T361">double</text:span><text:span text:style-name="T362"><text:s/></text:span><text:span text:style-name="T363">soma</text:span><text:span text:style-name="T364"><text:s/>= 0;</text:span></text:p>
      <text:p text:style-name="P23"><text:span text:style-name="T364"><text:tab/><text:tab/><text:tab/></text:span><text:span text:style-name="T365">for</text:span><text:span text:style-name="T366"><text:s/>(</text:span><text:span text:style-name="T367">long</text:span><text:span text:style-name="T368"><text:s/></text:span><text:span text:style-name="T369">i</text:span><text:span text:style-name="T370"><text:s/>= 1;<text:s/></text:span><text:span text:style-name="T371">i</text:span><text:span text:style-name="T372"><text:s/>&lt;=<text:s/></text:span><text:span text:style-name="T373">n</text:span><text:span text:style-name="T374">;<text:s/></text:span><text:span text:style-name="T375">i</text:span><text:span text:style-name="T376">++) {</text:span></text:p>
      <text:p text:style-name="P23"><text:span text:style-name="T376"><text:tab/><text:tab/><text:tab/><text:tab/></text:span><text:span text:style-name="T377">soma</text:span><text:span text:style-name="T378"><text:s/>=<text:s/></text:span><text:span text:style-name="T379">soma</text:span><text:span text:style-name="T380"><text:s/>+<text:s/></text:span><text:span text:style-name="T381">i</text:span><text:span text:style-name="T382">;</text:span></text:p>
      <text:p text:style-name="P24"><text:span text:style-name="T382"><text:tab/><text:tab/><text:tab/>}</text:span></text:p>
      <text:p text:style-name="P25"><text:span text:style-name="T382"><text:tab/><text:tab/><text:tab/></text:span><text:span text:style-name="T383">double</text:span><text:span text:style-name="T384"><text:s/></text:span><text:span text:style-name="T385">fim</text:span><text:span text:style-name="T386"><text:s/>= System.</text:span><text:span text:style-name="T387">currentTimeMillis</text:span><text:span text:style-name="T388">();</text:span></text:p>
      <text:p text:style-name="P25"><text:span text:style-name="T388"><text:tab/><text:tab/><text:tab/></text:span><text:span text:style-name="T389">double</text:span><text:span text:style-name="T390"><text:s/></text:span><text:span text:style-name="T391">tempo</text:span><text:span text:style-name="T392"><text:s/>=<text:s/></text:span><text:span text:style-name="T393">fim</text:span><text:span text:style-name="T394"><text:s/>-<text:s/></text:span><text:span text:style-name="T395">inicio</text:span><text:span text:style-name="T396">;</text:span></text:p>
      <text:p text:style-name="P25"><text:span text:style-name="T396"><text:tab/><text:tab/><text:tab/>System.</text:span><text:span text:style-name="T397">out</text:span><text:span text:style-name="T398">.printf(</text:span><text:span text:style-name="T399">"%20d%30.0f\n"</text:span><text:span text:style-name="T400">,<text:s/></text:span><text:span text:style-name="T401">n</text:span><text:span text:style-name="T402">,<text:s/></text:span><text:span text:style-name="T403">tempo</text:span><text:span text:style-name="T404">);</text:span></text:p>
      <text:p text:style-name="P26"><text:span text:style-name="T404"><text:tab/><text:tab/>}</text:span></text:p>
      <text:p text:style-name="P26"><text:span text:style-name="T404"><text:tab/>}</text:span></text:p>
      <text:p text:style-name="P26"><text:span text:style-name="T404">}</text:span></text:p>
      <text:p text:style-name="P27"><text:span text:style-name="T405"/></text:p>
      <text:p text:style-name="P28"><text:span text:style-name="T406">Passo 3:</text:span><text:span text:style-name="T407"><text:s/>Implementar o seguinte código em Java ou equivalente em outra linguagem de programação e preencher o resultado na planilha disponibilizada.</text:span></text:p>
      <text:p text:style-name="P28"><text:span text:style-name="T408"/></text:p>
      <text:p text:style-name="P29"><text:span text:style-name="T409">public</text:span><text:span text:style-name="T410"><text:s/></text:span><text:span text:style-name="T411">class</text:span><text:span text:style-name="T412"><text:s/>Codigo3 {</text:span></text:p>
      <text:p text:style-name="P30"><text:span text:style-name="T412"><text:tab/></text:span><text:span text:style-name="T413">public</text:span><text:span text:style-name="T414"><text:s/></text:span><text:span text:style-name="T415">static</text:span><text:span text:style-name="T416"><text:s/></text:span><text:span text:style-name="T417">void</text:span><text:span text:style-name="T418"><text:s/>main(String[]<text:s/></text:span><text:span text:style-name="T419">args</text:span><text:span text:style-name="T420">) {</text:span></text:p>
      <text:p text:style-name="P30"><text:span text:style-name="T420"><text:tab/><text:tab/>System.</text:span><text:span text:style-name="T421">out</text:span><text:span text:style-name="T422">.printf(</text:span><text:span text:style-name="T423">"%20s%30s\n"</text:span><text:span text:style-name="T424">,</text:span><text:span text:style-name="T425">"n"</text:span><text:span text:style-name="T426">,<text:s/></text:span><text:span text:style-name="T427">"tempo"</text:span><text:span text:style-name="T428">);</text:span></text:p>
      <text:p text:style-name="P30"><text:span text:style-name="T428"><text:tab/><text:tab/></text:span><text:span text:style-name="T429">for</text:span><text:span text:style-name="T430"><text:s/>(</text:span><text:span text:style-name="T431">int</text:span><text:span text:style-name="T432"><text:s/></text:span><text:span text:style-name="T433">inst</text:span><text:span text:style-name="T434"><text:s/>= 1;<text:s/></text:span><text:span text:style-name="T435">inst</text:span><text:span text:style-name="T436"><text:s/>&lt;= 50;<text:s/></text:span><text:span text:style-name="T437">inst</text:span><text:span text:style-name="T438">++) {</text:span></text:p>
      <text:p text:style-name="P30"><text:span text:style-name="T438"><text:tab/><text:tab/><text:tab/></text:span><text:span text:style-name="T439">long</text:span><text:span text:style-name="T440"><text:s/></text:span><text:span text:style-name="T441">n</text:span><text:span text:style-name="T442"><text:s/>= 1000 *<text:s/></text:span><text:span text:style-name="T443">inst</text:span><text:span text:style-name="T444">;</text:span></text:p>
      <text:p text:style-name="P30"><text:span text:style-name="T444"><text:tab/><text:tab/><text:tab/></text:span><text:span text:style-name="T445">double</text:span><text:span text:style-name="T446"><text:s/></text:span><text:span text:style-name="T447">inicio</text:span><text:span text:style-name="T448"><text:s/>= System.</text:span><text:span text:style-name="T449">currentTimeMillis</text:span><text:span text:style-name="T450">();</text:span></text:p>
      <text:p text:style-name="P30"><text:span text:style-name="T450"><text:tab/><text:tab/><text:tab/></text:span><text:span text:style-name="T451">double</text:span><text:span text:style-name="T452"><text:s/></text:span><text:span text:style-name="T453">soma</text:span><text:span text:style-name="T454">;</text:span></text:p>
      <text:p text:style-name="P30"><text:span text:style-name="T454"><text:tab/><text:tab/><text:tab/></text:span><text:span text:style-name="T455">double</text:span><text:span text:style-name="T456"><text:s/></text:span><text:span text:style-name="T457">total</text:span><text:span text:style-name="T458"><text:s/>= 0;</text:span></text:p>
      <text:p text:style-name="P30"><text:span text:style-name="T458"><text:tab/><text:tab/><text:tab/></text:span><text:span text:style-name="T459">for</text:span><text:span text:style-name="T460"><text:s/>(</text:span><text:span text:style-name="T461">int</text:span><text:span text:style-name="T462"><text:s/></text:span><text:span text:style-name="T463">j</text:span><text:span text:style-name="T464"><text:s/>= 1;<text:s/></text:span><text:span text:style-name="T465">j</text:span><text:span text:style-name="T466"><text:s/>&lt;=<text:s/></text:span><text:span text:style-name="T467">n</text:span><text:span text:style-name="T468">;<text:s/></text:span><text:span text:style-name="T469">j</text:span><text:span text:style-name="T470">++) {</text:span></text:p>
      <text:p text:style-name="P30"><text:span text:style-name="T470"><text:tab/><text:tab/><text:tab/><text:tab/></text:span><text:span text:style-name="T471">soma</text:span><text:span text:style-name="T472"><text:s/>= 0;</text:span></text:p>
      <text:p text:style-name="P30"><text:span text:style-name="T472"><text:tab/><text:tab/><text:tab/><text:tab/></text:span><text:span text:style-name="T473">for</text:span><text:span text:style-name="T474"><text:s/>(</text:span><text:span text:style-name="T475">long</text:span><text:span text:style-name="T476"><text:s/></text:span><text:span text:style-name="T477">i</text:span><text:span text:style-name="T478"><text:s/>= 1;<text:s/></text:span><text:span text:style-name="T479">i</text:span><text:span text:style-name="T480"><text:s/>&lt;=<text:s/></text:span><text:span text:style-name="T481">n</text:span><text:span text:style-name="T482">;<text:s/></text:span><text:span text:style-name="T483">i</text:span><text:span text:style-name="T484">++) {</text:span></text:p>
      <text:p text:style-name="P30"><text:span text:style-name="T484"><text:tab/><text:tab/><text:tab/><text:tab/><text:tab/></text:span><text:span text:style-name="T485">soma</text:span><text:span text:style-name="T486"><text:s/>=<text:s/></text:span><text:span text:style-name="T487">soma</text:span><text:span text:style-name="T488"><text:s/>+<text:s/></text:span><text:span text:style-name="T489">i</text:span><text:span text:style-name="T490">;</text:span></text:p>
      <text:p text:style-name="P31"><text:span text:style-name="T490"><text:tab/><text:tab/><text:tab/><text:tab/>}</text:span></text:p>
      <text:p text:style-name="P32"><text:span text:style-name="T490"><text:tab/><text:tab/><text:tab/><text:tab/></text:span><text:span text:style-name="T491">total</text:span><text:span text:style-name="T492"><text:s/>=<text:s/></text:span><text:span text:style-name="T493">total</text:span><text:span text:style-name="T494"><text:s/>+<text:s/></text:span><text:span text:style-name="T495">soma</text:span><text:span text:style-name="T496">;</text:span></text:p>
      <text:p text:style-name="P33"><text:span text:style-name="T496"><text:tab/><text:tab/><text:tab/>}</text:span></text:p>
      <text:p text:style-name="P34"><text:span text:style-name="T496"><text:tab/><text:tab/><text:tab/></text:span><text:span text:style-name="T497">soma</text:span><text:span text:style-name="T498"><text:s/>=<text:s/></text:span><text:span text:style-name="T499">total</text:span><text:span text:style-name="T500"><text:s/>/<text:s/></text:span><text:span text:style-name="T501">n</text:span><text:span text:style-name="T502">;</text:span></text:p>
      <text:p text:style-name="P34"><text:span text:style-name="T502"><text:tab/><text:tab/><text:tab/></text:span><text:span text:style-name="T503">double</text:span><text:span text:style-name="T504"><text:s/></text:span><text:span text:style-name="T505">fim</text:span><text:span text:style-name="T506"><text:s/>= System.</text:span><text:span text:style-name="T507">currentTimeMillis</text:span><text:span text:style-name="T508">();</text:span></text:p>
      <text:p text:style-name="P34"><text:span text:style-name="T508"><text:tab/><text:tab/><text:tab/></text:span><text:span text:style-name="T509">double</text:span><text:span text:style-name="T510"><text:s/></text:span><text:span text:style-name="T511">tempo</text:span><text:span text:style-name="T512"><text:s/>=<text:s/></text:span><text:span text:style-name="T513">fim</text:span><text:span text:style-name="T514"><text:s/>-<text:s/></text:span><text:span text:style-name="T515">inicio</text:span><text:span text:style-name="T516">;</text:span></text:p>
      <text:p text:style-name="P34"><text:span text:style-name="T516"><text:tab/><text:tab/><text:tab/>System.</text:span><text:span text:style-name="T517">out</text:span><text:span text:style-name="T518">.printf(</text:span><text:span text:style-name="T519">"%20d%30.0f\n"</text:span><text:span text:style-name="T520">,<text:s/></text:span><text:span text:style-name="T521">n</text:span><text:span text:style-name="T522">,<text:s/></text:span><text:span text:style-name="T523">tempo</text:span><text:span text:style-name="T524">);</text:span></text:p>
      <text:p text:style-name="P35"><text:span text:style-name="T524"><text:tab/><text:tab/>}</text:span></text:p>
      <text:p text:style-name="P35"><text:span text:style-name="T524"><text:tab/>}</text:span></text:p>
      <text:p text:style-name="P35"><text:span text:style-name="T524">}</text:span></text:p>
      <text:p text:style-name="P35"><text:span text:style-name="T525"/></text:p>
      <text:p text:style-name="P36"><text:span text:style-name="T526">Passo 4:</text:span><text:span text:style-name="T527"><text:s/>Descrever o comportamento de cada um dos gráficos obtidos. Verifique a relação entre as curvas obtidas e a quantidade de<text:s/></text:span><text:span text:style-name="T528">loop for</text:span><text:span text:style-name="T529"><text:s/>aninhados de cada algoritmo.</text:span></text:p>
      <text:p text:style-name="P36"><text:span text:style-name="T530"/></text:p>
      <text:p text:style-name="P36"><text:span text:style-name="T530"><text:tab/></text:span><text:span text:style-name="T531">No exercicio 2-1 o gráfico é constante, podendo ter variações por conta da máquina e não tem nenhum loop.</text:span></text:p>
      <text:p text:style-name="P36"><text:span text:style-name="T532"><text:tab/></text:span><text:span text:style-name="T533">No exercicio 2-2 o gráfico é praticamente linear, podendo ter variações por conta da máquina e tem apenas um loop.</text:span></text:p>
      <text:p text:style-name="P36"><text:span text:style-name="T534"><text:tab/></text:span><text:span text:style-name="T535">No exercicio 2-3 o gráfico se assemelha ao gráfico da função do segundo grau, podendo ter variações por conta da máquina e um loop encadeado com outro.</text:span><text:span text:style-name="T536"/></text:p>
      <text:p text:style-name="P36"><text:span text:style-name="T536"/></text:p>
      <text:p text:style-name="P36"><text:span text:style-name="T536"/></text:p>
      <text:p text:style-name="P36"><text:span text:style-name="T536"/></text:p>
      <text:p text:style-name="P36"><text:span text:style-name="T536"/></text:p>
      <text:p text:style-name="P36"><text:span text:style-name="T537">Exercício 3</text:span></text:p>
      <text:p text:style-name="P36"><text:span text:style-name="T538"/></text:p>
      <text:p text:style-name="P36"><text:span text:style-name="T539">Passo 1:</text:span><text:span text:style-name="T540"><text:s/>Implementar o seguinte código em Java ou equivalente em outra linguagem de programação.</text:span></text:p>
      <text:p text:style-name="P36"><text:span text:style-name="T541"/></text:p>
      <text:p text:style-name="P37"><text:span text:style-name="T542">import</text:span><text:span text:style-name="T543"><text:s/>java.util.Scanner;</text:span></text:p>
      <text:p text:style-name="P38"><text:span text:style-name="T544">import</text:span><text:span text:style-name="T545"><text:s/>java.util.Random;</text:span></text:p>
      <text:p text:style-name="P38"><text:span text:style-name="T546"/></text:p>
      <text:p text:style-name="P38"><text:span text:style-name="T547">public</text:span><text:span text:style-name="T548"><text:s/></text:span><text:span text:style-name="T549">class</text:span><text:span text:style-name="T550"><text:s/>InsertionSort {</text:span></text:p>
      <text:p text:style-name="P38"><text:span text:style-name="T550"><text:tab/></text:span><text:span text:style-name="T551">public</text:span><text:span text:style-name="T552"><text:s/></text:span><text:span text:style-name="T553">static</text:span><text:span text:style-name="T554"><text:s/></text:span><text:span text:style-name="T555">void</text:span><text:span text:style-name="T556"><text:s/>main(String[]<text:s/></text:span><text:span text:style-name="T557">args</text:span><text:span text:style-name="T558">) {</text:span></text:p>
      <text:p text:style-name="P38"><text:span text:style-name="T558"><text:tab/><text:tab/></text:span><text:span text:style-name="T559">int</text:span><text:span text:style-name="T560">[]<text:s/></text:span><text:span text:style-name="T561">A</text:span><text:span text:style-name="T562">;</text:span></text:p>
      <text:p text:style-name="P38"><text:span text:style-name="T562"><text:tab/><text:tab/></text:span><text:span text:style-name="T563">double</text:span><text:span text:style-name="T564"><text:s/></text:span><text:span text:style-name="T565">inicio</text:span><text:span text:style-name="T566">,<text:s/></text:span><text:span text:style-name="T567">fim</text:span><text:span text:style-name="T568">,<text:s/></text:span><text:span text:style-name="T569">tempo</text:span><text:span text:style-name="T570">;</text:span></text:p>
      <text:p text:style-name="P38"><text:span text:style-name="T570"><text:tab/><text:tab/>Scanner<text:s/></text:span><text:span text:style-name="T571">scanner</text:span><text:span text:style-name="T572"><text:s/>=<text:s/></text:span><text:span text:style-name="T573">new</text:span><text:span text:style-name="T574"><text:s/>Scanner(System.</text:span><text:span text:style-name="T575">in</text:span><text:span text:style-name="T576">);</text:span></text:p>
      <text:p text:style-name="P38"><text:span text:style-name="T576"><text:tab/><text:tab/>System.</text:span><text:span text:style-name="T577">out</text:span><text:span text:style-name="T578">.print(</text:span><text:span text:style-name="T579">"Informe o valor de n: "</text:span><text:span text:style-name="T580">);</text:span></text:p>
      <text:p text:style-name="P38"><text:span text:style-name="T580"><text:tab/><text:tab/></text:span><text:span text:style-name="T581">int</text:span><text:span text:style-name="T582"><text:s/></text:span><text:span text:style-name="T583">n</text:span><text:span text:style-name="T584"><text:s/>=<text:s/></text:span><text:span text:style-name="T585">scanner</text:span><text:span text:style-name="T586">.nextInt();</text:span></text:p>
      <text:p text:style-name="P38"><text:span text:style-name="T586"><text:tab/><text:tab/></text:span><text:span text:style-name="T587">scanner</text:span><text:span text:style-name="T588">.close();</text:span></text:p>
      <text:p text:style-name="P38"><text:span text:style-name="T588"><text:tab/><text:tab/>System.</text:span><text:span text:style-name="T589">out</text:span><text:span text:style-name="T590">.printf(</text:span><text:span text:style-name="T591">"%20s%30s\n"</text:span><text:span text:style-name="T592">,</text:span><text:span text:style-name="T593">"n"</text:span><text:span text:style-name="T594">,<text:s/></text:span><text:span text:style-name="T595">"tempo"</text:span><text:span text:style-name="T596">);</text:span></text:p>
      <text:p text:style-name="P38"><text:span text:style-name="T596"><text:tab/><text:tab/></text:span></text:p>
      <text:p text:style-name="P38"><text:span text:style-name="T596"><text:tab/><text:tab/></text:span><text:span text:style-name="T597">A</text:span><text:span text:style-name="T598"><text:s/>=<text:s/></text:span><text:span text:style-name="T599">CriaVetorCrescente</text:span><text:span text:style-name="T600">(</text:span><text:span text:style-name="T601">n</text:span><text:span text:style-name="T602">);</text:span></text:p>
      <text:p text:style-name="P38"><text:span text:style-name="T602"><text:tab/><text:tab/></text:span><text:span text:style-name="T603">inicio</text:span><text:span text:style-name="T604"><text:s/>= System.</text:span><text:span text:style-name="T605">currentTimeMillis</text:span><text:span text:style-name="T606">();</text:span></text:p>
      <text:p text:style-name="P38"><text:span text:style-name="T606"><text:tab/><text:tab/></text:span><text:span text:style-name="T607">A</text:span><text:span text:style-name="T608"><text:s/>=<text:s/></text:span><text:span text:style-name="T609">Ordenacao</text:span><text:span text:style-name="T610">(</text:span><text:span text:style-name="T611">A</text:span><text:span text:style-name="T612">);</text:span></text:p>
      <text:p text:style-name="P38"><text:span text:style-name="T612"><text:tab/><text:tab/></text:span><text:span text:style-name="T613">fim</text:span><text:span text:style-name="T614"><text:s/>= System.</text:span><text:span text:style-name="T615">currentTimeMillis</text:span><text:span text:style-name="T616">();</text:span></text:p>
      <text:p text:style-name="P38"><text:span text:style-name="T616"><text:tab/><text:tab/></text:span><text:span text:style-name="T617">tempo</text:span><text:span text:style-name="T618"><text:s/>=<text:s/></text:span><text:span text:style-name="T619">fim</text:span><text:span text:style-name="T620"><text:s/>-<text:s/></text:span><text:span text:style-name="T621">inicio</text:span><text:span text:style-name="T622">;</text:span></text:p>
      <text:p text:style-name="P38"><text:span text:style-name="T622"><text:tab/><text:tab/>System.</text:span><text:span text:style-name="T623">out</text:span><text:span text:style-name="T624">.printf(</text:span><text:span text:style-name="T625">"%20d%30.0f\n"</text:span><text:span text:style-name="T626">,<text:s/></text:span><text:span text:style-name="T627">n</text:span><text:span text:style-name="T628">,<text:s/></text:span><text:span text:style-name="T629">tempo</text:span><text:span text:style-name="T630">);</text:span></text:p>
      <text:p text:style-name="P38"><text:span text:style-name="T630"><text:tab/><text:tab/></text:span></text:p>
      <text:p text:style-name="P38"><text:span text:style-name="T630"><text:tab/><text:tab/></text:span><text:span text:style-name="T631">A</text:span><text:span text:style-name="T632"><text:s/>=<text:s/></text:span><text:span text:style-name="T633">CriaVetorAleatorio</text:span><text:span text:style-name="T634">(</text:span><text:span text:style-name="T635">n</text:span><text:span text:style-name="T636">);</text:span></text:p>
      <text:p text:style-name="P38"><text:span text:style-name="T636"><text:tab/><text:tab/></text:span><text:span text:style-name="T637">inicio</text:span><text:span text:style-name="T638"><text:s/>= System.</text:span><text:span text:style-name="T639">currentTimeMillis</text:span><text:span text:style-name="T640">();</text:span></text:p>
      <text:p text:style-name="P38"><text:span text:style-name="T640"><text:tab/><text:tab/></text:span><text:span text:style-name="T641">A</text:span><text:span text:style-name="T642"><text:s/>=<text:s/></text:span><text:span text:style-name="T643">Ordenacao</text:span><text:span text:style-name="T644">(</text:span><text:span text:style-name="T645">A</text:span><text:span text:style-name="T646">);</text:span></text:p>
      <text:p text:style-name="P38"><text:span text:style-name="T646"><text:tab/><text:tab/></text:span><text:span text:style-name="T647">fim</text:span><text:span text:style-name="T648"><text:s/>= System.</text:span><text:span text:style-name="T649">currentTimeMillis</text:span><text:span text:style-name="T650">();</text:span></text:p>
      <text:p text:style-name="P38"><text:span text:style-name="T650"><text:tab/><text:tab/></text:span><text:span text:style-name="T651">tempo</text:span><text:span text:style-name="T652"><text:s/>=<text:s/></text:span><text:span text:style-name="T653">fim</text:span><text:span text:style-name="T654"><text:s/>-<text:s/></text:span><text:span text:style-name="T655">inicio</text:span><text:span text:style-name="T656">;</text:span></text:p>
      <text:p text:style-name="P38"><text:span text:style-name="T656"><text:tab/><text:tab/>System.</text:span><text:span text:style-name="T657">out</text:span><text:span text:style-name="T658">.printf(</text:span><text:span text:style-name="T659">"%20d%30.0f\n"</text:span><text:span text:style-name="T660">,<text:s/></text:span><text:span text:style-name="T661">n</text:span><text:span text:style-name="T662">,<text:s/></text:span><text:span text:style-name="T663">tempo</text:span><text:span text:style-name="T664">);</text:span></text:p>
      <text:p text:style-name="P38"><text:span text:style-name="T665"/></text:p>
      <text:p text:style-name="P38"><text:span text:style-name="T666"><text:tab/><text:tab/></text:span><text:span text:style-name="T667">A</text:span><text:span text:style-name="T668"><text:s/>=<text:s/></text:span><text:span text:style-name="T669">CriaVetorDecrescente</text:span><text:span text:style-name="T670">(</text:span><text:span text:style-name="T671">n</text:span><text:span text:style-name="T672">);</text:span></text:p>
      <text:p text:style-name="P38"><text:span text:style-name="T672"><text:tab/><text:tab/></text:span><text:span text:style-name="T673">inicio</text:span><text:span text:style-name="T674"><text:s/>= System.</text:span><text:span text:style-name="T675">currentTimeMillis</text:span><text:span text:style-name="T676">();</text:span></text:p>
      <text:p text:style-name="P38"><text:span text:style-name="T676"><text:tab/><text:tab/></text:span><text:span text:style-name="T677">A</text:span><text:span text:style-name="T678"><text:s/>=<text:s/></text:span><text:span text:style-name="T679">Ordenacao</text:span><text:span text:style-name="T680">(</text:span><text:span text:style-name="T681">A</text:span><text:span text:style-name="T682">);</text:span></text:p>
      <text:p text:style-name="P38"><text:span text:style-name="T682"><text:tab/><text:tab/></text:span><text:span text:style-name="T683">fim</text:span><text:span text:style-name="T684"><text:s/>= System.</text:span><text:span text:style-name="T685">currentTimeMillis</text:span><text:span text:style-name="T686">();</text:span></text:p>
      <text:p text:style-name="P38"><text:span text:style-name="T686"><text:tab/><text:tab/></text:span><text:span text:style-name="T687">tempo</text:span><text:span text:style-name="T688"><text:s/>=<text:s/></text:span><text:span text:style-name="T689">fim</text:span><text:span text:style-name="T690"><text:s/>-<text:s/></text:span><text:span text:style-name="T691">inicio</text:span><text:span text:style-name="T692">;</text:span></text:p>
      <text:p text:style-name="P38"><text:span text:style-name="T692"><text:tab/><text:tab/>System.</text:span><text:span text:style-name="T693">out</text:span><text:span text:style-name="T694">.printf(</text:span><text:span text:style-name="T695">"%20d%30.0f\n"</text:span><text:span text:style-name="T696">,<text:s/></text:span><text:span text:style-name="T697">n</text:span><text:span text:style-name="T698">,<text:s/></text:span><text:span text:style-name="T699">tempo</text:span><text:span text:style-name="T700">);</text:span></text:p>
      <text:p text:style-name="P39"><text:span text:style-name="T700"><text:tab/>}</text:span></text:p>
      <text:p text:style-name="P39"><text:span text:style-name="T700"><text:tab/></text:span></text:p>
      <text:p text:style-name="P40"><text:span text:style-name="T700"><text:tab/></text:span><text:span text:style-name="T701">static</text:span><text:span text:style-name="T702"><text:s/></text:span><text:span text:style-name="T703">int</text:span><text:span text:style-name="T704">[] CriaVetorCrescente (</text:span><text:span text:style-name="T705">int</text:span><text:span text:style-name="T706"><text:s/></text:span><text:span text:style-name="T707">n</text:span><text:span text:style-name="T708">) {</text:span></text:p>
      <text:p text:style-name="P40"><text:span text:style-name="T708"><text:tab/><text:tab/>Random<text:s/></text:span><text:span text:style-name="T709">randomGenerator</text:span><text:span text:style-name="T710"><text:s/>=<text:s/></text:span><text:span text:style-name="T711">new</text:span><text:span text:style-name="T712"><text:s/>Random();</text:span></text:p>
      <text:p text:style-name="P40"><text:span text:style-name="T712"><text:tab/><text:tab/></text:span><text:span text:style-name="T713">int</text:span><text:span text:style-name="T714">[]<text:s/></text:span><text:span text:style-name="T715">A</text:span><text:span text:style-name="T716"><text:s/>=<text:s/></text:span><text:span text:style-name="T717">new</text:span><text:span text:style-name="T718"><text:s/></text:span><text:span text:style-name="T719">int</text:span><text:span text:style-name="T720">[</text:span><text:span text:style-name="T721">n</text:span><text:span text:style-name="T722">];</text:span></text:p>
      <text:p text:style-name="P40"><text:span text:style-name="T722"><text:tab/><text:tab/></text:span><text:span text:style-name="T723">for</text:span><text:span text:style-name="T724"><text:s/>(</text:span><text:span text:style-name="T725">int</text:span><text:span text:style-name="T726"><text:s/></text:span><text:span text:style-name="T727">i</text:span><text:span text:style-name="T728"><text:s/>= 1;<text:s/></text:span><text:span text:style-name="T729">i</text:span><text:span text:style-name="T730"><text:s/>&lt;<text:s/></text:span><text:span text:style-name="T731">n</text:span><text:span text:style-name="T732">;<text:s/></text:span><text:span text:style-name="T733">i</text:span><text:span text:style-name="T734">++) {</text:span></text:p>
      <text:p text:style-name="P40"><text:span text:style-name="T734"><text:tab/><text:tab/><text:tab/></text:span><text:span text:style-name="T735">A</text:span><text:span text:style-name="T736">[</text:span><text:span text:style-name="T737">i</text:span><text:span text:style-name="T738">] =<text:s/></text:span><text:span text:style-name="T739">A</text:span><text:span text:style-name="T740">[</text:span><text:span text:style-name="T741">i</text:span><text:span text:style-name="T742">-1] +<text:s/></text:span><text:span text:style-name="T743">randomGenerator</text:span><text:span text:style-name="T744">.nextInt(10);</text:span></text:p>
      <text:p text:style-name="P41"><text:span text:style-name="T744"><text:tab/><text:tab/>}</text:span></text:p>
      <text:p text:style-name="P42"><text:span text:style-name="T744"><text:tab/><text:tab/></text:span><text:span text:style-name="T745">return</text:span><text:span text:style-name="T746"><text:s/></text:span><text:span text:style-name="T747">A</text:span><text:span text:style-name="T748">;</text:span></text:p>
      <text:p text:style-name="P43"><text:span text:style-name="T748"><text:tab/>}</text:span></text:p>
      <text:p text:style-name="P43"><text:span text:style-name="T748"><text:tab/></text:span></text:p>
      <text:p text:style-name="P44"><text:span text:style-name="T748"><text:tab/></text:span><text:span text:style-name="T749">static</text:span><text:span text:style-name="T750"><text:s/></text:span><text:span text:style-name="T751">int</text:span><text:span text:style-name="T752">[] CriaVetorDecrescente (</text:span><text:span text:style-name="T753">int</text:span><text:span text:style-name="T754"><text:s/></text:span><text:span text:style-name="T755">n</text:span><text:span text:style-name="T756">) {</text:span></text:p>
      <text:p text:style-name="P44"><text:span text:style-name="T756"><text:tab/><text:tab/>Random<text:s/></text:span><text:span text:style-name="T757">randomGenerator</text:span><text:span text:style-name="T758"><text:s/>=<text:s/></text:span><text:span text:style-name="T759">new</text:span><text:span text:style-name="T760"><text:s/>Random();</text:span></text:p>
      <text:p text:style-name="P44"><text:span text:style-name="T760"><text:tab/><text:tab/></text:span><text:span text:style-name="T761">int</text:span><text:span text:style-name="T762">[]<text:s/></text:span><text:span text:style-name="T763">A</text:span><text:span text:style-name="T764"><text:s/>=<text:s/></text:span><text:span text:style-name="T765">new</text:span><text:span text:style-name="T766"><text:s/></text:span><text:span text:style-name="T767">int</text:span><text:span text:style-name="T768">[</text:span><text:span text:style-name="T769">n</text:span><text:span text:style-name="T770">];</text:span></text:p>
      <text:p text:style-name="P44"><text:span text:style-name="T770"><text:tab/><text:tab/></text:span><text:span text:style-name="T771">A</text:span><text:span text:style-name="T772">[0] = Integer.</text:span><text:span text:style-name="T773">MAX_VALUE</text:span><text:span text:style-name="T774">;</text:span></text:p>
      <text:p text:style-name="P44"><text:span text:style-name="T774"><text:tab/><text:tab/></text:span><text:span text:style-name="T775">for</text:span><text:span text:style-name="T776"><text:s/>(</text:span><text:span text:style-name="T777">int</text:span><text:span text:style-name="T778"><text:s/></text:span><text:span text:style-name="T779">i</text:span><text:span text:style-name="T780"><text:s/>= 1;<text:s/></text:span><text:span text:style-name="T781">i</text:span><text:span text:style-name="T782"><text:s/>&lt;<text:s/></text:span><text:span text:style-name="T783">n</text:span><text:span text:style-name="T784">;<text:s/></text:span><text:span text:style-name="T785">i</text:span><text:span text:style-name="T786">++) {</text:span></text:p>
      <text:p text:style-name="P44"><text:span text:style-name="T786"><text:tab/><text:tab/><text:tab/></text:span><text:span text:style-name="T787">A</text:span><text:span text:style-name="T788">[</text:span><text:span text:style-name="T789">i</text:span><text:span text:style-name="T790">]=<text:s/></text:span><text:span text:style-name="T791">A</text:span><text:span text:style-name="T792">[</text:span><text:span text:style-name="T793">i</text:span><text:span text:style-name="T794">-1] -<text:s/></text:span><text:span text:style-name="T795">randomGenerator</text:span><text:span text:style-name="T796">.nextInt(10);</text:span></text:p>
      <text:p text:style-name="P45"><text:span text:style-name="T796"><text:tab/><text:tab/>}</text:span></text:p>
      <text:p text:style-name="P46"><text:span text:style-name="T796"><text:tab/><text:tab/></text:span><text:span text:style-name="T797">return</text:span><text:span text:style-name="T798"><text:s/></text:span><text:span text:style-name="T799">A</text:span><text:span text:style-name="T800">;</text:span></text:p>
      <text:p text:style-name="P47"><text:span text:style-name="T800"><text:tab/>}</text:span></text:p>
      <text:p text:style-name="P47"><text:span text:style-name="T800"><text:tab/></text:span></text:p>
      <text:p text:style-name="P48"><text:span text:style-name="T800"><text:tab/></text:span><text:span text:style-name="T801">static</text:span><text:span text:style-name="T802"><text:s/></text:span><text:span text:style-name="T803">int</text:span><text:span text:style-name="T804">[] CriaVetorAleatorio (</text:span><text:span text:style-name="T805">int</text:span><text:span text:style-name="T806"><text:s/></text:span><text:span text:style-name="T807">n</text:span><text:span text:style-name="T808">) {</text:span></text:p>
      <text:p text:style-name="P48"><text:span text:style-name="T808"><text:tab/><text:tab/>Random<text:s/></text:span><text:span text:style-name="T809">randomGenerator</text:span><text:span text:style-name="T810"><text:s/>=<text:s/></text:span><text:span text:style-name="T811">new</text:span><text:span text:style-name="T812"><text:s/>Random();</text:span></text:p>
      <text:p text:style-name="P48"><text:span text:style-name="T812"><text:tab/><text:tab/></text:span><text:span text:style-name="T813">int</text:span><text:span text:style-name="T814">[]<text:s/></text:span><text:span text:style-name="T815">A</text:span><text:span text:style-name="T816"><text:s/>=<text:s/></text:span><text:span text:style-name="T817">new</text:span><text:span text:style-name="T818"><text:s/></text:span><text:span text:style-name="T819">int</text:span><text:span text:style-name="T820">[</text:span><text:span text:style-name="T821">n</text:span><text:span text:style-name="T822">];</text:span></text:p>
      <text:p text:style-name="P48"><text:span text:style-name="T822"><text:tab/><text:tab/></text:span><text:span text:style-name="T823">for</text:span><text:span text:style-name="T824"><text:s/>(</text:span><text:span text:style-name="T825">int</text:span><text:span text:style-name="T826"><text:s/></text:span><text:span text:style-name="T827">i</text:span><text:span text:style-name="T828"><text:s/>= 0;<text:s/></text:span><text:span text:style-name="T829">i</text:span><text:span text:style-name="T830"><text:s/>&lt;<text:s/></text:span><text:span text:style-name="T831">n</text:span><text:span text:style-name="T832">;<text:s/></text:span><text:span text:style-name="T833">i</text:span><text:span text:style-name="T834">++) {</text:span></text:p>
      <text:p text:style-name="P48"><text:span text:style-name="T834"><text:tab/><text:tab/><text:tab/></text:span><text:span text:style-name="T835">A</text:span><text:span text:style-name="T836">[</text:span><text:span text:style-name="T837">i</text:span><text:span text:style-name="T838">] =<text:s/></text:span><text:span text:style-name="T839">randomGenerator</text:span><text:span text:style-name="T840">.nextInt(Integer.</text:span><text:span text:style-name="T841">MAX_VALUE</text:span><text:span text:style-name="T842">);</text:span></text:p>
      <text:p text:style-name="P49"><text:span text:style-name="T842"><text:tab/><text:tab/>}</text:span></text:p>
      <text:p text:style-name="P50"><text:span text:style-name="T842"><text:tab/><text:tab/></text:span><text:span text:style-name="T843">return</text:span><text:span text:style-name="T844"><text:s/></text:span><text:span text:style-name="T845">A</text:span><text:span text:style-name="T846">;</text:span></text:p>
      <text:p text:style-name="P51"><text:span text:style-name="T846"><text:tab/>}</text:span></text:p>
      <text:p text:style-name="P51"><text:span text:style-name="T846"><text:tab/></text:span></text:p>
      <text:p text:style-name="P52"><text:span text:style-name="T846"><text:tab/></text:span><text:span text:style-name="T847">static</text:span><text:span text:style-name="T848"><text:s/></text:span><text:span text:style-name="T849">void</text:span><text:span text:style-name="T850"><text:s/>ImprimeVetor (</text:span><text:span text:style-name="T851">int</text:span><text:span text:style-name="T852">[]<text:s/></text:span><text:span text:style-name="T853">A</text:span><text:span text:style-name="T854">) {</text:span></text:p>
      <text:p text:style-name="P52"><text:span text:style-name="T854"><text:tab/><text:tab/></text:span><text:span text:style-name="T855">for</text:span><text:span text:style-name="T856"><text:s/>(</text:span><text:span text:style-name="T857">int</text:span><text:span text:style-name="T858"><text:s/></text:span><text:span text:style-name="T859">i</text:span><text:span text:style-name="T860"><text:s/>= 0;<text:s/></text:span><text:span text:style-name="T861">i</text:span><text:span text:style-name="T862"><text:s/>&lt;<text:s/></text:span><text:span text:style-name="T863">A</text:span><text:span text:style-name="T864">.</text:span><text:span text:style-name="T865">length</text:span><text:span text:style-name="T866">;<text:s/></text:span><text:span text:style-name="T867">i</text:span><text:span text:style-name="T868">++) {</text:span></text:p>
      <text:p text:style-name="P52"><text:span text:style-name="T868"><text:tab/><text:tab/><text:tab/>System.</text:span><text:span text:style-name="T869">out</text:span><text:span text:style-name="T870">.println(</text:span><text:span text:style-name="T871">A</text:span><text:span text:style-name="T872">[</text:span><text:span text:style-name="T873">i</text:span><text:span text:style-name="T874">]);</text:span></text:p>
      <text:p text:style-name="P53"><text:span text:style-name="T874"><text:tab/><text:tab/>}</text:span></text:p>
      <text:p text:style-name="P53"><text:span text:style-name="T874"><text:tab/>}</text:span></text:p>
      <text:p text:style-name="P53"><text:span text:style-name="T875"/></text:p>
      <text:p text:style-name="P54"><text:span text:style-name="T876"><text:tab/></text:span><text:span text:style-name="T877">static</text:span><text:span text:style-name="T878"><text:s/></text:span><text:span text:style-name="T879">int</text:span><text:span text:style-name="T880">[] Ordenacao(</text:span><text:span text:style-name="T881">int</text:span><text:span text:style-name="T882">[]<text:s/></text:span><text:span text:style-name="T883">A</text:span><text:span text:style-name="T884">) {</text:span></text:p>
      <text:p text:style-name="P54"><text:span text:style-name="T884"><text:tab/><text:tab/></text:span><text:span text:style-name="T885">for</text:span><text:span text:style-name="T886"><text:s/>(</text:span><text:span text:style-name="T887">int</text:span><text:span text:style-name="T888"><text:s/></text:span><text:span text:style-name="T889">j</text:span><text:span text:style-name="T890"><text:s/>= 1;<text:s/></text:span><text:span text:style-name="T891">j</text:span><text:span text:style-name="T892"><text:s/>&lt;<text:s/></text:span><text:span text:style-name="T893">A</text:span><text:span text:style-name="T894">.</text:span><text:span text:style-name="T895">length</text:span><text:span text:style-name="T896">;<text:s/></text:span><text:span text:style-name="T897">j</text:span><text:span text:style-name="T898">++) {</text:span></text:p>
      <text:p text:style-name="P54"><text:span text:style-name="T898"><text:tab/><text:tab/><text:tab/></text:span><text:span text:style-name="T899">int</text:span><text:span text:style-name="T900"><text:s/></text:span><text:span text:style-name="T901">chave</text:span><text:span text:style-name="T902"><text:s/>=<text:s/></text:span><text:span text:style-name="T903">A</text:span><text:span text:style-name="T904">[</text:span><text:span text:style-name="T905">j</text:span><text:span text:style-name="T906">];</text:span></text:p>
      <text:p text:style-name="P54"><text:span text:style-name="T906"><text:tab/><text:tab/><text:tab/></text:span><text:span text:style-name="T907">int</text:span><text:span text:style-name="T908"><text:s/></text:span><text:span text:style-name="T909">i</text:span><text:span text:style-name="T910"><text:s/>=<text:s/></text:span><text:span text:style-name="T911">j</text:span><text:span text:style-name="T912"><text:s/>- 1;</text:span></text:p>
      <text:p text:style-name="P54"><text:span text:style-name="T912"><text:tab/><text:tab/><text:tab/></text:span><text:span text:style-name="T913">while</text:span><text:span text:style-name="T914"><text:s/>(</text:span><text:span text:style-name="T915">i</text:span><text:span text:style-name="T916"><text:s/>&gt;= 0 &amp;&amp;<text:s/></text:span><text:span text:style-name="T917">A</text:span><text:span text:style-name="T918">[</text:span><text:span text:style-name="T919">i</text:span><text:span text:style-name="T920">] &gt;<text:s/></text:span><text:span text:style-name="T921">chave</text:span><text:span text:style-name="T922">) {</text:span></text:p>
      <text:p text:style-name="P54"><text:span text:style-name="T922"><text:tab/><text:tab/><text:tab/><text:tab/></text:span><text:span text:style-name="T923">A</text:span><text:span text:style-name="T924">[</text:span><text:span text:style-name="T925">i</text:span><text:span text:style-name="T926">+1] =<text:s/></text:span><text:span text:style-name="T927">A</text:span><text:span text:style-name="T928">[</text:span><text:span text:style-name="T929">i</text:span><text:span text:style-name="T930">];</text:span></text:p>
      <text:p text:style-name="P54"><text:span text:style-name="T930"><text:tab/><text:tab/><text:tab/><text:tab/></text:span><text:span text:style-name="T931">i</text:span><text:span text:style-name="T932">--;</text:span></text:p>
      <text:p text:style-name="P55"><text:span text:style-name="T932"><text:tab/><text:tab/><text:tab/>}</text:span></text:p>
      <text:p text:style-name="P56"><text:span text:style-name="T932"><text:tab/><text:tab/><text:tab/></text:span><text:span text:style-name="T933">A</text:span><text:span text:style-name="T934">[</text:span><text:span text:style-name="T935">i</text:span><text:span text:style-name="T936">+1] =<text:s/></text:span><text:span text:style-name="T937">chave</text:span><text:span text:style-name="T938">;</text:span></text:p>
      <text:p text:style-name="P57"><text:span text:style-name="T938"><text:tab/><text:tab/>}</text:span></text:p>
      <text:p text:style-name="P58"><text:span text:style-name="T938"><text:tab/><text:tab/></text:span><text:span text:style-name="T939">return</text:span><text:span text:style-name="T940"><text:s/></text:span><text:span text:style-name="T941">A</text:span><text:span text:style-name="T942">;</text:span></text:p>
      <text:p text:style-name="P59"><text:span text:style-name="T942"><text:tab/>}</text:span></text:p>
      <text:p text:style-name="P59"><text:span text:style-name="T943"/></text:p>
      <text:p text:style-name="P59"><text:span text:style-name="T944">}</text:span></text:p>
      <text:p text:style-name="P60"><text:span text:style-name="T945"/></text:p>
      <text:p text:style-name="P61"><text:span text:style-name="T946">Passo 2:</text:span><text:span text:style-name="T947"><text:s/>Executar o código para<text:s/></text:span><text:span text:style-name="T948">n</text:span><text:span text:style-name="T949"><text:s/>= 100.000.</text:span></text:p>
      <text:p text:style-name="P61"><text:span text:style-name="T950"/></text:p>
      <text:p text:style-name="P61"><text:span text:style-name="T951">Passo 3:</text:span><text:span text:style-name="T952"><text:s/>Explicar porque o tempo de execução é tão diferente, mesmo sabendo que os vetores são ordenados pelo mesmo método e que possuem o mesmo tamanho.</text:span></text:p>
      <text:p text:style-name="P61"><text:span text:style-name="T953"><text:tab/></text:span><text:span text:style-name="T954">Quanto mais desordenado o vetor estiver, pior. Pois o algoritmo faz mais testes no while quanto mais desordenado. No pior das hipoteses, a complexidade seria em torno de n².</text:span></text:p>
      <text:p text:style-name="P61"><text:span text:style-name="T955"><text:tab/></text:span></text:p>
      <text:p text:style-name="P61"><text:span text:style-name="T9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